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Standard" style:list-style-name="WWNum3">
      <style:paragraph-properties fo:margin-left="1in" fo:margin-right="0in" fo:margin-top="0in" fo:margin-bottom="0in" loext:contextual-spacing="false" fo:text-indent="-0.25in" style:auto-text-indent="false"/>
    </style:style>
    <style:style style:name="P32" style:family="paragraph" style:parent-style-name="Standard" style:list-style-name="WWNum4">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0429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D 09. Actividades evaluabl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2</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1. Actividad 01</text:span></text:a><text:span text:style-name="T18"><text:tab/>3</text:span></text:p>
          <text:p text:style-name="P15"><text:a xlink:type="simple" xlink:href="#_sl57z74g0a6s" text:style-name="Index_20_Link" text:visited-style-name="Index_20_Link"><text:span text:style-name="T18">2. Actividad 02 <text:s/>(English)</text:span></text:a><text:span text:style-name="T18"><text:tab/>3</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D09. Actividades evaluables 01</text:span></text:p>
      <text:list xml:id="list894261317" text:style-name="WWNum5">
        <text:list-item>
          <text:p text:style-name="P35"><text:bookmark text:name="_dbh0n1vac4c8"/>Fecha de entrega</text:p>
        </text:list-item>
      </text:list>
      <text:p text:style-name="Standard"><text:span text:style-name="T10">Fecha límite de entrega: </text:span><text:span text:style-name="T19">Viernes 3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245489037365" text:continue-numbering="true" text:style-name="WWNum5">
        <text:list-item>
          <text:p text:style-name="P35"><text:bookmark text:name="_9maybllx2a09"/><text:soft-page-break/>Observaciones previas a la realización de tareas evaluables</text:p>
        </text:list-item>
      </text:list>
      <text:list xml:id="list2918179099" text:style-name="WWNum3">
        <text:list-item>
          <text:p text:style-name="P25">Salvo excepciones que lo indique en cada actividad, deberás generar un único documento para todo el boletín y en ese documento incluir la respuesta a cada actividad.</text:p>
        </text:list-item>
      </text:list>
      <text:list xml:id="list1895303023" text:style-name="WWNum2">
        <text:list-item>
          <text:list>
            <text:list-item>
              <text:p text:style-name="P30">Si para la entrega se requiere entregar varios ficheros, entrégalos comprimido en un único fichero con extensión “.zip”.</text:p>
            </text:list-item>
          </text:list>
        </text:list-item>
      </text:list>
      <text:list xml:id="list1245781017865" text:continue-list="list2918179099" text:style-name="WWNum3">
        <text:list-item>
          <text:p text:style-name="P27">Cuando se entreguen documentos, estos deben tener una buena presentación. Aunque el documento a entregar sea pequeño, debe tener portada, índice, cabecera, pie de página (con número de página), además de ser coherente en estilo.</text:p>
          <text:list>
            <text:list-item>
              <text:p text:style-name="P31">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2353369737" text:style-name="WWNum1">
        <text:list-item>
          <text:p text:style-name="P34"><text:bookmark text:name="_a2aug6xu8ilu"/>Actividad 01</text:p>
        </text:list-item>
      </text:list>
      <text:p text:style-name="Standard">Realiza un documento con Excel (Office 365), Google Spreadsheet o LibreOffice Calc, que muestre un ejemplo de uso de elementos seguidos de uno o dos párrafos explicándolos.</text:p>
      <text:p text:style-name="Standard">Los elementos son:</text:p>
      <text:list xml:id="list935656424" text:style-name="WWNum4">
        <text:list-item>
          <text:p text:style-name="P26">Modificaciones de formato de celda (color, fuente, etc.).</text:p>
        </text:list-item>
        <text:list-item>
          <text:p text:style-name="P28">Fórmula simple.</text:p>
        </text:list-item>
        <text:list-item>
          <text:p text:style-name="P28">Fórmula usando referencias relativas celdas.</text:p>
        </text:list-item>
        <text:list-item>
          <text:p text:style-name="P28">Fórmula usando referencia absolutas celdas.</text:p>
        </text:list-item>
        <text:list-item>
          <text:p text:style-name="P28">Fórmula combinando referencias relativas y absolutas.</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2">Si, O, Y, No</text:p>
            </text:list-item>
            <text:list-item>
              <text:p text:style-name="P32">Concatenar</text:p>
            </text:list-item>
            <text:list-item>
              <text:p text:style-name="P32">Igual</text:p>
            </text:list-item>
            <text:list-item>
              <text:p text:style-name="P32">Mayor</text:p>
            </text:list-item>
            <text:list-item>
              <text:p text:style-name="P32">Buscar</text:p>
            </text:list-item>
            <text:list-item>
              <text:p text:style-name="P32">Sumar</text:p>
            </text:list-item>
            <text:list-item>
              <text:p text:style-name="P33">SumarSi</text:p>
            </text:list-item>
          </text:list>
        </text:list-item>
      </text:list>
      <text:p text:style-name="Standard"><text:span text:style-name="T10">Nota</text:span>: para este ejercicio podéis apoyaros en herramientas como ChatGPT para la preparación de ejemplos, pero debéis corroborar estos funcionen correctamente. La explicación que hagáis de cada ejemplo debe ser cosecha propia.</text:p>
      <text:p text:style-name="P11"><text:soft-page-break/><text:span text:style-name="T9"><text:s/>📕 </text:span><text:span text:style-name="T10">A entregar: <text:s/></text:span>entregar el documento generado y además enseñar en persona al profesorado el documento para que dé una calificación de apto.</text:p>
      <text:list xml:id="list1246520706140" text:continue-list="list2353369737" text:style-name="WWNum1">
        <text:list-item>
          <text:p text:style-name="P34"><text:bookmark text:name="_sl57z74g0a6s"/>Actividad 02 <text:s/>(English)</text:p>
        </text:list-item>
      </text:list>
      <text:p text:style-name="Standard">Realiza un documento con Excel (Office 365), Google Spreadsheet o LibreOffice Calc, que contenga una “Cheat Sheet” atractiva, en formato apaisado, resumiendo los elementos descritos en el apartado anterior. Se debe indicar para que aplicación es la “Cheat Sheet” (Excel, Google o Calc).</text:p>
      <text:p text:style-name="Standard"><text:span text:style-name="T10"><text:s/></text:span><text:span text:style-name="T19">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1</text:span></text:p>
      </style:header>
      <style:footer>
        <text:p text:style-name="MP4"><text:span text:style-name="MT1">Aplicaciones Ofimáticas (Office Applications)<text:tab/><text:tab/>UD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80" meta:character-count="3600" meta:non-whitespace-character-count="3081"/>
    <meta:generator>LibreOfficeDev/6.0.5.2$Linux_X86_64 LibreOffice_project/</meta:generator>
  </office:meta>
</office:document-meta>
</file>